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5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 style:list-style-name="L4">
      <style:paragraph-properties fo:text-align="start" style:justify-single-word="false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BLEM STATEMENT</text:p>
      <text:p text:style-name="P2">PiattaformaBirrifici</text:p>
      <text:p text:style-name="P2"/>
      <text:p text:style-name="P2"/>
      <text:p text:style-name="P2"/>
      <text:p text:style-name="P1">INDICE</text:p>
      <text:p text:style-name="P3">1. Dominio del problema</text:p>
      <text:p text:style-name="P3">2. Scenari</text:p>
      <text:p text:style-name="P3">3. Requisiti funzionali</text:p>
      <text:p text:style-name="P3">4. Requisiti non funzionali</text:p>
      <text:p text:style-name="P3">5. Ambiente di destinazione</text:p>
      <text:p text:style-name="P3">6. Deriverables e scadenze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1. Dominio del problema</text:p>
      <text:p text:style-name="Standard">La produzione di birra artigianale sta subendo un rapito incremento anche in Italia. I produttori di birre artigianali, non essendo industrie, ne producono pochi litri. Questo fa si che non possano venderle all’ingrosso.</text:p>
      <text:p text:style-name="Standard">Il progetto PiattaformaBirrifici mira ad essere una piattaforma in cui i birrifici artigianali potranno vendere le proprie birre al dettaglio e dei clienti acquistarle.</text:p>
      <text:p text:style-name="Standard"/>
      <text:p text:style-name="P4">2. Scenari</text:p>
      <text:p text:style-name="P4"/>
      <text:p text:style-name="Standard">Scenario 1.</text:p>
      <text:p text:style-name="Standard"><text:span text:style-name="Car._20_predefinito_20_paragrafo"><text:span text:style-name="T1">Nome: <text:tab/><text:tab/></text:span></text:span>NuovoAcquirente</text:p>
      <text:p text:style-name="Standard"><text:span text:style-name="Car._20_predefinito_20_paragrafo"><text:span text:style-name="T1">Attori:<text:tab/><text:tab/><text:tab/></text:span></text:span>Luca</text:p>
      <text:p text:style-name="Standard"><text:span text:style-name="Car._20_predefinito_20_paragrafo"><text:span text:style-name="T1">Flusso degli eventi: <text:tab/></text:span></text:span>Luca è uno studente fuori sede che a cui piace guardare le partite di calcio con <text:tab/><text:tab/><text:tab/>gli amici. Stanco di offrire sempre la solita birra, decide di documentarsi <text:tab/><text:tab/><text:tab/><text:tab/>sull’esistenza di nuove varietà della sua bevanda preferita. Trova online la <text:tab/><text:tab/><text:tab/>PiattaformaBirrifici dove vede che esistono incredibili birre artigianali dai <text:tab/><text:tab/><text:tab/>prezzi non eccessivi. Decide così di registrarsi per acquistare due o tre <text:tab/><text:tab/><text:tab/><text:tab/>tipologie di birre per assaggiarle. Compila il form di registrazione con email, <text:tab/><text:tab/><text:tab/>password, nome, cognome, regione, provincia, città, n. civico, CAP, telefono, <text:tab/><text:tab/><text:tab/>indirizzo e mette nel suo carrello le birre più accattivanti. Quando finisce di <text:tab/><text:tab/><text:tab/>sceglierle tutte fa il checkout dell’ordine e attende con ansia il suo bel pacco <text:tab/><text:tab/><text:tab/>di birre.</text:p>
      <text:p text:style-name="Standard"/>
      <text:p text:style-name="Standard">Scenario2.</text:p>
      <text:p text:style-name="Standard"><text:span text:style-name="Car._20_predefinito_20_paragrafo"><text:span text:style-name="T1">Nome: <text:tab/><text:tab/></text:span></text:span>NuovaAzienda</text:p>
      <text:p text:style-name="Standard"><text:span text:style-name="Car._20_predefinito_20_paragrafo"><text:span text:style-name="T1">Attori:<text:tab/> <text:tab/><text:tab/></text:span></text:span>Birrificio dei Bardi, Matteo</text:p>
      <text:p text:style-name="Standard"><text:span text:style-name="Car._20_predefinito_20_paragrafo"><text:span text:style-name="T1">Flusso degli eventi:<text:tab/></text:span></text:span>Il birrificio artigianale Birrificio dei Bardi ha intenzione di ampliare la sua <text:tab/><text:tab/><text:tab/>cerchia di clienti ma non sa come dato che la sua produzione di birre non è <text:tab/><text:tab/><text:tab/>abbastanza rilevante da permettergli di vendere all’ingrosso. Decide così di <text:tab/><text:tab/><text:tab/>iscriversi al nuovo sito PiattaformaBirrifici per tentare nell’impresa. Matteo <text:tab/><text:tab/><text:tab/>in qualità di GestoreVenditeOnline compila tutte le informazioni ovvero: <text:tab/><text:tab/><text:tab/><text:tab/>Partita IVA, ragione sociale, indirizzo, email, password. Inizia a caricare i <text:tab/><text:tab/><text:tab/>propri prodotti sul sito. Molto presto si accorge di aver ricevuto una notifica. <text:tab/><text:tab/><text:tab/>E’ già il primo ordine per la sua birra migliore! Prende atto dell’ordine, <text:tab/><text:tab/><text:tab/><text:tab/>prepara la birra in un contenitore antiurto e la spedisce tramite il suo corriere.</text:p>
      <text:p text:style-name="Standard"/>
      <text:p text:style-name="Standard">Scenario 3.</text:p>
      <text:p text:style-name="Standard"><text:span text:style-name="Car._20_predefinito_20_paragrafo"><text:span text:style-name="T1">Nome: <text:tab/><text:tab/></text:span></text:span>ClienteAbituale</text:p>
      <text:p text:style-name="Standard"><text:span text:style-name="Car._20_predefinito_20_paragrafo"><text:span text:style-name="T1">Attori: <text:tab/><text:tab/></text:span></text:span>Martina</text:p>
      <text:p text:style-name="Standard"><text:span text:style-name="Car._20_predefinito_20_paragrafo"><text:span text:style-name="T1">Flusso degli eventi: <text:tab/></text:span></text:span>Martina è ormai una cliente abituale sul sito PiattaformaBirrifici ha <text:tab/><text:tab/><text:tab/><text:tab/>assaggiato alcune delle birre offerte e vuole lasciare un commento alla sua <text:tab/><text:tab/><text:tab/>birra preferita per invogliare anche gli altri ad acquistarla. Effettua il login <text:tab/><text:tab/><text:tab/>inserendo email e password e si reca nella pagina del prodotto. Scrive una <text:tab/><text:tab/><text:tab/>bellissima recensione di modo che tutti sappiano quanto le è piaciu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3. Requisiti funzionali</text:p>
      <text:list xml:id="list2913558677" text:style-name="L1">
        <text:list-item>
          <text:p text:style-name="P6">Possibilità di iscrizione degli Acquirenti</text:p>
        </text:list-item>
      </text:list>
      <text:list xml:id="list2084929224" text:style-name="L2">
        <text:list-item>
          <text:p text:style-name="P7">I prodotti dovranno essere visibili a tutti gli utenti ma solo gli Acquirenti iscritti potranno comprarli.</text:p>
        </text:list-item>
        <text:list-item>
          <text:p text:style-name="P7">La piattaforma dovrà contenere tre “aree”:</text:p>
        </text:list-item>
      </text:list>
      <text:p text:style-name="Standard"><text:tab/><text:tab/>- area accessibile a tutti gli utenti (home page e pagine dei prodotti);</text:p>
      <text:p text:style-name="Standard"><text:tab/><text:tab/>- area personale degli Acquirenti registrati (su cui ci saranno le informazioni <text:tab/><text:tab/><text:tab/><text:tab/>personali e gli ordini effettuati);</text:p>
      <text:p text:style-name="Standard"><text:tab/><text:tab/>- area private delle imprese iscritte (dove ci saranno i dati aziendali, i prodotti caricati <text:tab/><text:tab/><text:tab/>e gli ordini ricevuti).</text:p>
      <text:list xml:id="list1388462565" text:style-name="L3">
        <text:list-item>
          <text:p text:style-name="P8">Possibilità da parte dei birrifici di iscriversi e inserire prodotti per la vendita.</text:p>
        </text:list-item>
        <text:list-item>
          <text:p text:style-name="P8">Quando un cliente effettua un ordine esso deve essere evaso dal birrificio o dai birrifici che <text:tab/>hanno caricato i prodotti compresi nell’ordine.</text:p>
        </text:list-item>
        <text:list-item>
          <text:p text:style-name="P8">Si vuole tener traccia degli ordini evasi dei clienti.</text:p>
        </text:list-item>
        <text:list-item>
          <text:p text:style-name="P8">Quando un cliente riceve il proprio ordine viene abilitato a lasciare commenti ai prodotti <text:tab/>acquistati.</text:p>
        </text:list-item>
      </text:list>
      <text:p text:style-name="P4"/>
      <text:p text:style-name="P12">4. Requisiti non funzionali</text:p>
      <text:list xml:id="list3159129022" text:style-name="L4">
        <text:list-item>
          <text:p text:style-name="P17"><text:span text:style-name="Car._20_predefinito_20_paragrafo"><text:span text:style-name="T5">USABILITÀ:</text:span></text:span></text:p>
        </text:list-item>
      </text:list>
      <text:p text:style-name="P15">Data la possibilità di utenti non esperti che potrebbero accedere al sistema si cercherà di rendere lo stesso il più conforme possibile ad altri siti web di e-commerce in modo da renderlo familiare anche agli utenti con meno dimestichezza.</text:p>
      <text:list xml:id="list1913951755" text:style-name="L5">
        <text:list-item>
          <text:p text:style-name="P18"><text:span text:style-name="Car._20_predefinito_20_paragrafo"><text:span text:style-name="T5">AFFIDABILITÀ:</text:span></text:span></text:p>
        </text:list-item>
      </text:list>
      <text:p text:style-name="P15">Il sistema dovrà essere sicuro nei confronti dei dati sensibili di utenti e aziende iscritte e dal punto di vista della gestione delle transazioni.</text:p>
      <text:list xml:id="list105830306412300" text:continue-numbering="true" text:style-name="L5">
        <text:list-item>
          <text:p text:style-name="P13">PERFORMANCE:</text:p>
        </text:list-item>
      </text:list>
      <text:p text:style-name="P15">- La piattaforma dovrà essere responsive per poter essere facilmente visualizzabile da vari dispositivi elettronici (computer, tablet e smartphone). Dovrà essere scalabile poiché sarà totalmente on-line e pertanto il numero di accessi al sito in contemporanea e potenzialmente altissimo.</text:p>
      <text:p text:style-name="P15">- Dovrà avere tempi di risposta accettabili quali circa:</text:p>
      <text:p text:style-name="P16"><text:span text:style-name="Car._20_predefinito_20_paragrafo"><text:span text:style-name="T4">-10 secondi per caricamento di un nuovo prodotto, ricerca di un set di prodotti, visualizzazione del carrello, effettuazione di un ordine.</text:span></text:span></text:p>
      <text:p text:style-name="P16"><text:span text:style-name="Car._20_predefinito_20_paragrafo"><text:span text:style-name="T4">-5 secondi per postare un commento ad un prodotto, visualizzare la scheda di un singolo prodotto e i relativi commenti, effettuare la registrazione e/o il login.</text:span></text:span><text:span text:style-name="T4"><text:tab/></text:span></text:p>
      <text:list xml:id="list105830184140023" text:continue-numbering="true" text:style-name="L5">
        <text:list-item>
          <text:p text:style-name="P11">SOPPORTABILITÀ:</text:p>
        </text:list-item>
      </text:list>
      <text:p text:style-name="P14">Il sistema dovrà poter migrare su host differenti da quello scelto.</text:p>
      <text:p text:style-name="P14"/>
      <text:p text:style-name="P10">5. Ambiente di destinazione</text:p>
      <text:p text:style-name="P14">Il sito web dovrà essere visibile e ben strutturato all’interno dei maggiori browser Internet (Chrome, Mozilla etc.).</text:p>
      <text:p text:style-name="P14">Dovrà essere ben visibile da ogni strumento smart quale computer, cellulare e/o tablet.</text:p>
      <text:p text:style-name="P14"/>
      <text:p text:style-name="P14"/>
      <text:p text:style-name="P10">6. Deliverable e scadenze</text:p>
      <text:p text:style-name="P14">Il progetto dovrà presentare un’adeguata documentazione nelle date stabilite dal committente ed essere pronto entro il mese di gennaio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0-01T09:33:00Z</meta:creation-date>
    <dc:date>2019-10-31T10:58:29.672000000</dc:date>
    <meta:editing-cycles>14</meta:editing-cycles>
    <meta:editing-duration>P2DT5H8M4S</meta:editing-duration>
    <meta:document-statistic meta:table-count="0" meta:image-count="0" meta:object-count="0" meta:page-count="3" meta:paragraph-count="53" meta:word-count="776" meta:character-count="5176" meta:non-whitespace-character-count="4365"/>
    <meta:template xlink:type="simple" xlink:actuate="onRequest" xlink:title="" xlink:href="Normal"/>
  </office:meta>
</office:document-meta>
</file>